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9.31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516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3.579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Issue analyzed</text:p>
          </table:table-cell>
          <table:table-cell table:style-name="ce1" office:value-type="string">
            <text:p>Pass/Fail</text:p>
          </table:table-cell>
          <table:table-cell table:style-name="ce1" office:value-type="string">
            <text:p>Explanation</text:p>
          </table:table-cell>
          <table:table-cell table:style-name="ce1" office:value-type="string">
            <text:p>Action recommended</text:p>
          </table:table-cell>
          <table:table-cell table:style-name="ce1" office:value-type="string">
            <text:p>Referenc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PERFORMANCE</text:p>
            <text:p/>
            <text:p/>
            <text:p/>
          </table:table-cell>
          <table:table-cell office:value-type="string">
            <text:p/>
            <text:p>1.Image formats need </text:p>
            <text:p><text:s/>some adjustment.</text:p>
            <text:p>2.Unused java script</text:p>
            <text:p>Were implemented.</text:p>
            <text:p>3.Unused css affected the</text:p>
            <text:p>Performance of the site.</text:p>
            <text:p/>
          </table:table-cell>
          <table:table-cell table:style-name="ce2" office:value-type="string">
            <text:p>1.Fail </text:p>
            <text:p><text:s/></text:p>
            <text:p>2.Fail</text:p>
            <text:p/>
            <text:p>3.Fail</text:p>
          </table:table-cell>
          <table:table-cell office:value-type="string">
            <text:p>1.The current image format affect the speed of <text:s/></text:p>
            <text:p>The downloads, data consumption and performance. </text:p>
            <text:p>2.Remove unused java script to reduce bytes </text:p>
            <text:p>Consumed by network activity.</text:p>
            <text:p>3.When the unused css is removed , it helps to</text:p>
            <text:p>reduce unnecessary bytes consumed by network</text:p>
            <text:p>activity.</text:p>
          </table:table-cell>
          <table:table-cell office:value-type="string">
            <text:p>1.Image format is needed to be optimized with</text:p>
            <text:p>the use of image optimizer. </text:p>
            <text:p>2.Remove all unused java script and minify them</text:p>
            <text:p>For better performance. </text:p>
            <text:p>3.Remove dead rules from stylesheets and </text:p>
            <text:p>Minify the css to reduce the irrelevant</text:p>
            <text:p>Bytes consumed by network activity.</text:p>
          </table:table-cell>
          <table:table-cell office:value-type="string">
            <text:p>1.developers.google.</text:p>
            <text:p>Com/speed/webp.</text:p>
            <text:p>2.web.dev/remove-</text:p>
            <text:p>Unused-code/utm_Source.</text:p>
            <text:p>3.web.dev/remove-</text:p>
            <text:p>Unused-code/utm_</text:p>
            <text:p>Source.</text:p>
          </table:table-cell>
          <table:table-cell table:number-columns-repeated="1018"/>
        </table:table-row>
        <table:table-row table:style-name="ro3">
          <table:table-cell office:value-type="string">
            <text:p>ACCESSIBILITY</text:p>
          </table:table-cell>
          <table:table-cell office:value-type="string">
            <text:p>1.Links do not have a </text:p>
            <text:p>discernible name.</text:p>
          </table:table-cell>
          <table:table-cell office:value-type="string">
            <text:p>1.Fail <text:s/></text:p>
          </table:table-cell>
          <table:table-cell office:value-type="string">
            <text:p>1.link text is discernible,unique and focusable to</text:p>
            <text:p>Improve the navigation for users of screen reader</text:p>
            <text:p>And other assistive technologies. </text:p>
          </table:table-cell>
          <table:table-cell office:value-type="string">
            <text:p>1.Accessible name needs to be added to the links</text:p>
          </table:table-cell>
          <table:table-cell office:value-type="string">
            <text:p>web.dev/remove-</text:p>
            <text:p>Unused-code/utm_</text:p>
            <text:p>Source.</text:p>
          </table:table-cell>
          <table:table-cell table:number-columns-repeated="1018"/>
        </table:table-row>
        <table:table-row table:style-name="ro1">
          <table:table-cell office:value-type="string">
            <text:p>BEST PRACTICE</text:p>
          </table:table-cell>
          <table:table-cell table:number-columns-repeated="1023"/>
        </table:table-row>
        <table:table-row table:style-name="ro1">
          <table:table-cell office:value-type="string">
            <text:p>SEO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07/09/2020</text:date>, <text:time>21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7T21:14:43.11</dc:date>
    <dc:creator>Mike Sanya</dc:creator>
    <meta:generator>OpenOffice/4.1.7$Win32 OpenOffice.org_project/417m1$Build-9800</meta:generator>
    <meta:editing-duration>PT10H26M15S</meta:editing-duration>
    <meta:editing-cycles>2</meta:editing-cycles>
    <meta:document-statistic meta:table-count="1" meta:cell-count="20" meta:object-count="0"/>
  </office:meta>
</office:document-meta>
</file>